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Courier New" style:font-name-asian="Courier New" style:font-name-complex="Courier New" fo:language="fr" fo:country="CA"/>
    </style:style>
    <style:style style:name="P2" style:parent-style-name="Normal" style:family="paragraph">
      <style:text-properties style:font-name="Courier New" style:font-name-asian="Courier New" style:font-name-complex="Courier New" fo:language="fr" fo:country="CA"/>
    </style:style>
    <style:style style:name="P3" style:parent-style-name="Normal" style:family="paragraph">
      <style:text-properties style:font-name="Courier New" style:font-name-asian="Courier New" style:font-name-complex="Courier New" fo:language="fr" fo:country="CA"/>
    </style:style>
    <style:style style:name="P4" style:parent-style-name="Normal" style:family="paragraph">
      <style:text-properties style:font-name="Courier New" style:font-name-asian="Courier New" style:font-name-complex="Courier New" fo:language="fr" fo:country="CA"/>
    </style:style>
    <style:style style:name="P5" style:parent-style-name="Normal" style:family="paragraph">
      <style:text-properties style:font-name="Courier New" style:font-name-asian="Courier New" style:font-name-complex="Courier New" fo:language="fr" fo:country="CA"/>
    </style:style>
    <style:style style:name="P6" style:parent-style-name="Normal" style:family="paragraph">
      <style:text-properties style:font-name="Courier New" style:font-name-asian="Courier New" style:font-name-complex="Courier New" fo:language="fr" fo:country="CA"/>
    </style:style>
    <style:style style:name="P7" style:parent-style-name="Normal" style:family="paragraph">
      <style:text-properties style:font-name="Courier New" style:font-name-asian="Courier New" style:font-name-complex="Courier New" fo:language="fr" fo:country="CA"/>
    </style:style>
    <style:style style:name="P8" style:parent-style-name="Normal" style:family="paragraph">
      <style:text-properties style:font-name="Courier New" style:font-name-asian="Courier New" style:font-name-complex="Courier New" fo:language="fr" fo:country="CA"/>
    </style:style>
    <style:style style:name="P9" style:parent-style-name="Normal" style:family="paragraph">
      <style:text-properties style:font-name="Courier New" style:font-name-asian="Courier New" style:font-name-complex="Courier New" fo:language="fr" fo:country="CA"/>
    </style:style>
    <style:style style:name="T10" style:parent-style-name="DefaultParagraphFont" style:family="text">
      <style:text-properties style:font-name="Courier New" style:font-name-asian="Courier New" style:font-name-complex="Courier New" fo:language="fr" fo:country="CA"/>
    </style:style>
    <style:style style:name="T11" style:parent-style-name="DefaultParagraphFont" style:family="text">
      <style:text-properties style:font-name="Courier New" style:font-name-asian="Courier New" style:font-name-complex="Courier New" fo:language="fr" fo:country="CA"/>
    </style:style>
  </office:automatic-styles>
  <office:body>
    <office:text text:use-soft-page-breaks="true">
      <text:p text:style-name="P1">Comment vous appelez-vous?</text:p>
      <text:p text:style-name="P2">Enchanté(e)!</text:p>
      <text:p text:style-name="P3">Je viens de...</text:p>
      <text:p text:style-name="P4">J'habite à...</text:p>
      <text:p text:style-name="P5">Qu’est-ce que vous faites?</text:p>
      <text:p text:style-name="P6">Qu'est-ce que vous aimez faire pendant votre temps libre?</text:p>
      <text:p text:style-name="P7">Quel temps fait-il?</text:p>
      <text:p text:style-name="P8">Est-ce que<text:s/>vous avez des frères et sœurs?</text:p>
      <text:p text:style-name="P9">Quel est votre film préféré?</text:p>
      <text:p text:style-name="Normal"><text:span text:style-name="T10">Est-ce que</text:span><text:span text:style-name="T11"><text:s/>vous avez visité...?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CA" style:language-asian="en" style:country-asian="CA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Wang, Talia</dc:creator>
    <meta:creation-date>2017-04-25T17:07:00Z</meta:creation-date>
    <dc:date>2017-04-25T17:08:00Z</dc:date>
    <meta:template xlink:href="Normal.dotm" xlink:type="simple"/>
    <meta:editing-cycles>2</meta:editing-cycles>
    <meta:editing-duration>PT60S</meta:editing-duration>
    <meta:document-statistic meta:page-count="1" meta:paragraph-count="1" meta:word-count="41" meta:character-count="276" meta:row-count="1" meta:non-whitespace-character-count="236"/>
  </office:meta>
</office:document-meta>
</file>